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0pt" fo:font-style="normal" style:text-underline-style="none" fo:font-weight="normal" style:text-blinking="false" fo:background-color="transparent" style:font-size-asian="10pt" style:font-size-complex="10pt"/>
    </style:style>
    <style:style style:name="P2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0pt" fo:font-style="normal" style:text-underline-style="none" fo:font-weight="normal" style:text-blinking="false" fo:background-color="transparent" style:font-size-asian="10pt" style:font-size-complex="10pt"/>
    </style:style>
    <style:style style:name="P4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style:font-name="Arial"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za danych</text:p>
      <text:list xml:id="list4805819091877938282" text:style-name="L1">
        <text:list-item>
          <text:p text:style-name="P3">deadline 18.11 mieć gotowy projekt tabel</text:p>
        </text:list-item>
        <text:list-item>
          <text:p text:style-name="P3">aplikacja dla zarządzania dekretacją i nadzorem nad wydziałem architektury – nadzór nad wnioskami, terminami, dekretacją</text:p>
        </text:list-item>
        <text:list-item>
          <text:p text:style-name="P3">główna tabela to wnioski – w niej się wszystko dzieje – pracownicy mają swój widok, szef ma swój na wszystkich</text:p>
        </text:list-item>
        <text:list-item>
          <text:p text:style-name="P3">jeśli baza jest zbyt prosta mogę dołączyć tabelę z zabytkami w której sprawdzane będzie automatycznie czy nowy wniosek jest na terenie zabytku i informację tą będzie wyświetlać dodatkowa kolumna w widokach</text:p>
          <text:p text:style-name="P3"/>
        </text:list-item>
      </text:list>
      <text:p text:style-name="P1">Widoki:</text:p>
      <text:list xml:id="list40338945" text:continue-numbering="true" text:style-name="L1">
        <text:list-item>
          <text:p text:style-name="P3">Naczelnik – widok ogólny (m. in. znak sprawy, wnioskodawca, status sprawy, deadline)</text:p>
        </text:list-item>
        <text:list-item>
          <text:p text:style-name="P3">Naczelnik – obciążenie pracowników pracą (zestawienie ile spraw kto prowadzi + urlop <text:s/>+ obciążenie wnioskami z uwzględnieniem wag)</text:p>
        </text:list-item>
        <text:list-item>
          <text:p text:style-name="P3">Pracownik – widok na prowadzone sprawy (filtr na ogólny widok naczelnika)</text:p>
        </text:list-item>
      </text:list>
      <text:p text:style-name="P1">Triggery:</text:p>
      <text:list xml:id="list40322597" text:continue-numbering="true" text:style-name="L1">
        <text:list-item>
          <text:p text:style-name="P3">zmiana statusu pracownika na zwolniony lub długotrwale nieobecny odepnie prowadzone przez niego sprawy</text:p>
        </text:list-item>
      </text:list>
      <text:p text:style-name="P2">Pytania:</text:p>
      <text:list xml:id="list40333885" text:continue-numbering="true" text:style-name="L1">
        <text:list-item>
          <text:p text:style-name="P4">czy wszystko co wygenerowane przerzucać na widok i nie wprowadzać do bazy (deadline, pełny znak sprawy, tip.)/</text:p>
        </text:list-item>
        <text:list-item>
          <text:p text:style-name="P4">jak zrobić by numer sprawy zerował się rocznie?</text:p>
        </text:list-item>
        <text:list-item>
          <text:p text:style-name="P4">Czy warto mieć totalnie unikalne ID czy można robić łamane id na rok i zerować rocznie?</text:p>
        </text:list-item>
        <text:list-item>
          <text:p text:style-name="P3">Jak nazywać tabele i kolumny – powielać nazwę tabeli w kolumnie czy nie?</text:p>
        </text:list-item>
      </text:list>
      <text:p text:style-name="P1">Do aplikacji na dalszy etap</text:p>
      <text:list xml:id="list40339159" text:continue-numbering="true" text:style-name="L1">
        <text:list-item>
          <text:p text:style-name="P3">ostrzeżenie gdy termin załatwienia sprawy mija w czasie urlopu lub kilka dni po</text:p>
        </text:list-item>
        <text:list-item>
          <text:p text:style-name="P3">dołączyć tabelę z zabytkami automatycznie wyszukującą na podstawie adresu i zwracającą bollean</text:p>
        </text:list-item>
        <text:list-item>
          <text:p text:style-name="P3">każda sprawa mogłaby mieć swoją tabelę z informacją co kiedy się działo - dekretacja; wydanie decyzji itp.</text:p>
        </text:list-item>
        <text:list-item>
          <text:p text:style-name="P3">ma być logowanie – minimum dwa typy uprawnień (szef i pracownicy + ew. sekretarka)</text:p>
        </text:list-item>
        <text:list-item>
          <text:p text:style-name="P3">aplikacja dla szefa zarządzającego wydziałem architektury – nadzór nad wnioskami, terminami, dekretacją, na dzień dobry prosty formularz wskazujący właściwą dekretację lub przekazanie do wojewody itp.</text:p>
        </text:list-item>
        <text:list-item>
          <text:p text:style-name="P3"><text:bookmark text:name="docs-internal-guid-93fa9ef1-6920-21ad-c470-b1f21d5fae90"/>Makro automatycznie podstawiające aktualne dzienniki ustaw - makro wklejające w nowej decyzji wpisany aktualny dziennik w innym pliku</text:p>
        </text:list-item>
        <text:list-item>
          <text:p text:style-name="P3"><text:s/>dodać opcję wrysowywania na mapie zakresu inwestycji i wyszukiwania na podstawie wrysowanego poligonu czy jest tam zabytek / obszar zabytkowy / obszar ochrony urbanistycznej itp / potem mogę dodawać obszar zalewowy, parku krajobrazowego, narodowego itp. - baza w formacie inspire</text:p>
        </text:list-item>
        <text:list-item>
          <text:p text:style-name="P3">Podpięcie API z aktualna listą zabytków </text:p>
        </text:list-item>
        <text:list-item>
          <text:p text:style-name="P3">Podpięcie tabeli z GEZ z opcją wyszukiwania adresów i odpwiedzą Tak/Nie\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9T18:13:49.45</meta:creation-date>
    <dc:date>2017-11-03T20:14:52.33</dc:date>
    <meta:editing-duration>PT1H19M19S</meta:editing-duration>
    <meta:editing-cycles>15</meta:editing-cycles>
    <meta:generator>OpenOffice/4.1.1$Win32 OpenOffice.org_project/411m6$Build-9775</meta:generator>
    <meta:document-statistic meta:table-count="0" meta:image-count="0" meta:object-count="0" meta:page-count="1" meta:paragraph-count="26" meta:word-count="367" meta:character-count="2349"/>
  </office:meta>
</office:document-meta>
</file>